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5.20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arnsäkring av smartphon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ilka är vi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onhard Berg</text:p>
              </text:list-item>
              <text:list-item>
                <text:p>Olle Montelius</text:p>
              </text:list-item>
              <text:list-item>
                <text:p/>
              </text:list-item>
              <text:list-item>
                <text:p>Handledare: Thomas Kv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Vi som jobbat med denna bla bla bla… .</text:p>
            </draw:text-box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yfte och må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äkra en smartphone så att ett barn tryggt kan använda den.</text:p>
              </text:list-item>
              <text:list-item>
                <text:p>Använda gratis / egenutvecklade programvaror</text:p>
              </text:list-item>
              <text:list-item>
                <text:p/>
              </text:list-item>
              <text:list-item>
                <text:p>Spärra SMS och samtal ifrån okända nummer</text:p>
              </text:list-item>
              <text:list-item>
                <text:p>Förhindra att användaren kan ändra inställningar</text:p>
              </text:list-item>
              <text:list-item>
                <text:p>Förhindra att användaren kan köra vissa appar</text:p>
              </text:list-item>
              <text:list-item>
                <text:p/>
              </text:list-item>
              <text:list-item>
                <text:p>Säkra internetanvändningen så att icke önskvärda sidor går att komma åt.</text:p>
              </text:list-item>
              <text:list-item>
                <text:p>All internettrafik går via VPN till en egen server i hemmet</text:p>
              </text:list-item>
              <text:list-item>
                <text:p>Internettrafiken filtrera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Skall kunna känna sig trygg att ens bar har en smartphone</text:p>
              <text:p>Hindra samtal och sms som inte finns angivna i den egna telefonboken</text:p>
              <text:p>Förhindra att användaren inte kan ändra inställningar genom att blockera den appen.</text:p>
              <text:p>Förhindra att andra icke önskvärda appar går att starta</text:p>
              <text:p>Säkra internet genom att skicka all trafik vpn</text:p>
              <text:p>Tillgängliga sidor filtreras </text:p>
              <text:p/>
            </draw:text-box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etodval och tillvägagångssät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lika plattformar för testning av funktioner och prestanda</text:p>
              </text:list-item>
              <text:list-item>
                <text:p>Raspberry Pi</text:p>
              </text:list-item>
              <text:list-item>
                <text:p>Snabbt referens-syste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Använt olika testsystem för att prova funktioner och prestanda</text:p>
              <text:p/>
              <text:p>Rasperry PI – tänkt som ”slutprodukt”</text:p>
              <text:p/>
              <text:p>Core I7 – Referens för att se hur snabbt de går</text:p>
              <text:p/>
              <text:p/>
            </draw:text-box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sultat och Slutsat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mtal och sms blockeras (dock med något bristande funktionalitet)</text:p>
              </text:list-item>
              <text:list-item>
                <text:p>Tillgång till appar blockeras</text:p>
              </text:list-item>
              <text:list-item>
                <text:p>Internettrafiken slussas via VPN</text:p>
              </text:list-item>
              <text:list-item>
                <text:p>Innehållsfiltrering OpenD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5.209cm" svg:x="1.4cm" svg:y="-0.014cm" presentation:class="title" presentation:user-transformed="true">
          <draw:text-box>
            <text:p>Förbättringar / Fortsatt arbe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ifiera VPN-klient så att tunnel ej går att stänga av</text:p>
              </text:list-item>
              <text:list-item>
                <text:p>Lättare installation (script / webgränssnitt)</text:p>
              </text:list-item>
              <text:list-item>
                <text:p>Fullt fungerande sms-applik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e var all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9T13:33:38.988982344</meta:creation-date>
    <meta:generator>LibreOffice/5.1.6.2$Linux_X86_64 LibreOffice_project/10m0$Build-2</meta:generator>
    <dc:date>2018-05-30T08:34:17.017282819</dc:date>
    <meta:editing-duration>PT51M54S</meta:editing-duration>
    <meta:editing-cycles>8</meta:editing-cycles>
    <meta:document-statistic meta:object-count="53"/>
  </office:meta>
</office:document-meta>
</file>